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73000000734FC583119AA1D43E.png" manifest:media-type="image/png"/>
  <manifest:file-entry manifest:full-path="Pictures/1000042100000BCC00000BCCB132F1B118EFDC5A.svg" manifest:media-type="image/svg+xml"/>
  <manifest:file-entry manifest:full-path="Pictures/10000201000000120000000D06395A41B0C3EBFE.png" manifest:media-type="image/png"/>
  <manifest:file-entry manifest:full-path="Pictures/10000391000001CE0000016019609AD64B5CBAE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Helvetica Light" svg:font-family="'Helvetica Light'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pt"/>
    </style:style>
    <style:style style:name="co2" style:family="table-column">
      <style:table-column-properties fo:break-before="auto" style:column-width="11.99pt"/>
    </style:style>
    <style:style style:name="co3" style:family="table-column">
      <style:table-column-properties fo:break-before="auto" style:column-width="105pt"/>
    </style:style>
    <style:style style:name="co4" style:family="table-column">
      <style:table-column-properties fo:break-before="auto" style:column-width="118.29pt"/>
    </style:style>
    <style:style style:name="co5" style:family="table-column">
      <style:table-column-properties fo:break-before="auto" style:column-width="112.39pt"/>
    </style:style>
    <style:style style:name="co6" style:family="table-column">
      <style:table-column-properties fo:break-before="auto" style:column-width="120.56pt"/>
    </style:style>
    <style:style style:name="co7" style:family="table-column">
      <style:table-column-properties fo:break-before="auto" style:column-width="15.51pt"/>
    </style:style>
    <style:style style:name="co8" style:family="table-column">
      <style:table-column-properties fo:break-before="auto" style:column-width="14pt"/>
    </style:style>
    <style:style style:name="co9" style:family="table-column">
      <style:table-column-properties fo:break-before="auto" style:column-width="7.99pt"/>
    </style:style>
    <style:style style:name="co10" style:family="table-column">
      <style:table-column-properties fo:break-before="auto" style:column-width="9.01pt"/>
    </style:style>
    <style:style style:name="co11" style:family="table-column">
      <style:table-column-properties fo:break-before="auto" style:column-width="76.14pt"/>
    </style:style>
    <style:style style:name="co12" style:family="table-column">
      <style:table-column-properties fo:break-before="auto" style:column-width="14.74pt"/>
    </style:style>
    <style:style style:name="co13" style:family="table-column">
      <style:table-column-properties fo:break-before="auto" style:column-width="71.01pt"/>
    </style:style>
    <style:style style:name="co14" style:family="table-column">
      <style:table-column-properties fo:break-before="auto" style:column-width="72pt"/>
    </style:style>
    <style:style style:name="ro1" style:family="table-row">
      <style:table-row-properties style:row-height="8.5pt" fo:break-before="auto" style:use-optimal-row-height="false"/>
    </style:style>
    <style:style style:name="ro2" style:family="table-row">
      <style:table-row-properties style:row-height="15.51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0.01pt" fo:break-before="auto" style:use-optimal-row-height="false"/>
    </style:style>
    <style:style style:name="ta1" style:family="table" style:master-page-name="PageStyle_5f_2017_20_Calendar_20_-_20_Tableau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ef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676e88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efe" style:text-outline="false" style:text-line-through-style="none" style:text-line-through-typ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eeeee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20pt" fo:font-style="normal" fo:text-shadow="1pt 1pt" style:text-underline-style="none" fo:font-weight="normal" style:font-size-asian="20pt" style:font-style-asian="normal" style:font-weight-asian="normal" style:font-name-complex="Helv" style:font-size-complex="2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74pt solid #442f43" fo:background-color="#676e88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fffefe" style:text-outline="false" style:text-line-through-style="none" style:text-line-through-typ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ef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deded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b3b3b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676767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676767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676767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676767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74pt solid #442f43" fo:background-color="#676e88" style:diagonal-bl-tr="none" style:diagonal-tl-br="none" style:text-align-source="fix" style:repeat-content="false" fo:wrap-option="wrap" fo:border-left="0.74pt solid #000000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fffefe" style:text-outline="false" style:text-line-through-style="none" style:text-line-through-typ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ef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deded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b3b3b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efe" style:diagonal-bl-tr="none" style:diagonal-tl-br="none" style:text-align-source="fix" style:repeat-content="false" fo:wrap-option="wrap" fo:border-left="0.74pt solid #442f43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ef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99cc66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efe" style:diagonal-bl-tr="none" style:diagonal-tl-br="none" style:text-align-source="fix" style:repeat-content="false" fo:wrap-option="wrap" fo:border-left="0.74pt solid #000000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993366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99ffcc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solid #442f43" fo:background-color="#deded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442f43" style:vertical-align="middle" loext:vertical-justify="auto"/>
      <style:paragraph-properties fo:text-align="start" css3t:text-justify="auto" fo:margin-left="0pt" style:writing-mode="page"/>
      <style:text-properties fo:color="#3b3b3b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442f43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solid #442f43" fo:background-color="#dedede" style:diagonal-bl-tr="none" style:diagonal-tl-br="none" style:text-align-source="fix" style:repeat-content="false" fo:wrap-option="wrap" fo:border-left="none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start" css3t:text-justify="auto" fo:margin-left="0pt" style:writing-mode="page"/>
      <style:text-properties fo:color="#3b3b3b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99cc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66cc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3366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2017 Calendar - Tableau" table:style-name="ta1">
        <office:forms form:automatic-focus="false" form:apply-design-mode="false"/>
        <table:shapes>
          <draw:frame draw:z-index="0" draw:name="Image 1" draw:style-name="gr1" draw:text-style-name="P1" svg:width="13.07pt" svg:height="9.95pt" svg:x="115.99pt" svg:y="252.43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1" draw:name="Image 1" draw:style-name="gr1" draw:text-style-name="P1" svg:width="13.07pt" svg:height="9.95pt" svg:x="115.29pt" svg:y="463.75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" draw:name="Image 1" draw:style-name="gr1" draw:text-style-name="P1" svg:width="13.07pt" svg:height="9.95pt" svg:x="115.29pt" svg:y="343.42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3" draw:name="Image 1" draw:style-name="gr1" draw:text-style-name="P1" svg:width="13.07pt" svg:height="9.95pt" svg:x="115.99pt" svg:y="192.25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4" draw:name="Image 1" draw:style-name="gr1" draw:text-style-name="P1" svg:width="13.07pt" svg:height="9.95pt" svg:x="115.29pt" svg:y="508.85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5" draw:name="Image 1" draw:style-name="gr1" draw:text-style-name="P1" svg:width="13.07pt" svg:height="9.95pt" svg:x="115.29pt" svg:y="478.77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6" draw:name="Image 1" draw:style-name="gr1" draw:text-style-name="P1" svg:width="13.07pt" svg:height="9.95pt" svg:x="115.99pt" svg:y="269.72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7" draw:name="Image 1" draw:style-name="gr1" draw:text-style-name="P1" svg:width="13.07pt" svg:height="9.95pt" svg:x="115.29pt" svg:y="403.6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8" draw:name="Image 1" draw:style-name="gr1" draw:text-style-name="P1" svg:width="13.07pt" svg:height="9.95pt" svg:x="262.83pt" svg:y="117.81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9" draw:name="Image 1" draw:style-name="gr1" draw:text-style-name="P1" svg:width="13.07pt" svg:height="9.95pt" svg:x="115.99pt" svg:y="299.03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10" draw:name="Image 1" draw:style-name="gr1" draw:text-style-name="P1" svg:width="13.07pt" svg:height="9.95pt" svg:x="262.83pt" svg:y="328.39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11" draw:name="Image 2" draw:style-name="gr1" draw:text-style-name="P1" svg:width="20.38pt" svg:height="20.38pt" svg:x="260.7pt" svg:y="354.76pt">
            <draw:image xlink:href="Pictures/1000042100000BCC00000BCCB132F1B118EFDC5A.svg" xlink:type="simple" xlink:show="embed" xlink:actuate="onLoad">
              <text:p/>
            </draw:image>
            <draw:image xlink:href="Pictures/1000020100000073000000734FC583119AA1D43E.png" xlink:type="simple" xlink:show="embed" xlink:actuate="onLoad"/>
          </draw:frame>
          <draw:frame draw:z-index="12" draw:name="Image 1" draw:style-name="gr1" draw:text-style-name="P1" svg:width="13.07pt" svg:height="9.95pt" svg:x="262.83pt" svg:y="311.84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13" draw:name="Image 2" draw:style-name="gr1" draw:text-style-name="P1" svg:width="20.38pt" svg:height="20.38pt" svg:x="259.23pt" svg:y="202.85pt">
            <draw:image xlink:href="Pictures/1000042100000BCC00000BCCB132F1B118EFDC5A.svg" xlink:type="simple" xlink:show="embed" xlink:actuate="onLoad">
              <text:p/>
            </draw:image>
            <draw:image xlink:href="Pictures/1000020100000073000000734FC583119AA1D43E.png" xlink:type="simple" xlink:show="embed" xlink:actuate="onLoad"/>
          </draw:frame>
          <draw:frame draw:z-index="14" draw:name="Image 1" draw:style-name="gr1" draw:text-style-name="P1" svg:width="13.07pt" svg:height="9.95pt" svg:x="405.18pt" svg:y="508.88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15" draw:name="Image 1" draw:style-name="gr1" draw:text-style-name="P1" svg:width="13.07pt" svg:height="9.95pt" svg:x="402.94pt" svg:y="372.76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16" draw:name="Image 1" draw:style-name="gr1" draw:text-style-name="P1" svg:width="13.07pt" svg:height="9.95pt" svg:x="404.42pt" svg:y="268.21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17" draw:name="Image 2" draw:style-name="gr1" draw:text-style-name="P1" svg:width="20.38pt" svg:height="20.38pt" svg:x="395.57pt" svg:y="173.54pt">
            <draw:image xlink:href="Pictures/1000042100000BCC00000BCCB132F1B118EFDC5A.svg" xlink:type="simple" xlink:show="embed" xlink:actuate="onLoad">
              <text:p/>
            </draw:image>
            <draw:image xlink:href="Pictures/1000020100000073000000734FC583119AA1D43E.png" xlink:type="simple" xlink:show="embed" xlink:actuate="onLoad"/>
          </draw:frame>
          <draw:frame draw:z-index="18" draw:name="Image 1" draw:style-name="gr1" draw:text-style-name="P1" svg:width="13.07pt" svg:height="9.95pt" svg:x="404.42pt" svg:y="101.28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19" draw:name="Image 1" draw:style-name="gr1" draw:text-style-name="P1" svg:width="13.07pt" svg:height="9.95pt" svg:x="403.68pt" svg:y="86.23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0" draw:name="Image 1" draw:style-name="gr1" draw:text-style-name="P1" svg:width="13.07pt" svg:height="9.95pt" svg:x="552.76pt" svg:y="56.15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1" draw:name="Image 1" draw:style-name="gr1" draw:text-style-name="P1" svg:width="13.07pt" svg:height="9.95pt" svg:x="549.78pt" svg:y="327.63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2" draw:name="Image 1" draw:style-name="gr1" draw:text-style-name="P1" svg:width="13.07pt" svg:height="9.95pt" svg:x="552.02pt" svg:y="222.35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3" draw:name="Image 1" draw:style-name="gr1" draw:text-style-name="P1" svg:width="13.07pt" svg:height="9.95pt" svg:x="265.07pt" svg:y="86.97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4" draw:name="Image 1" draw:style-name="gr1" draw:text-style-name="P1" svg:width="13.07pt" svg:height="9.95pt" svg:x="265.83pt" svg:y="104.26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5" draw:name="Image 1" draw:style-name="gr1" draw:text-style-name="P1" svg:width="13.07pt" svg:height="9.95pt" svg:x="406.66pt" svg:y="178.72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6" draw:name="Image 1" draw:style-name="gr1" draw:text-style-name="P1" svg:width="13.07pt" svg:height="9.95pt" svg:x="270.31pt" svg:y="360.71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  <draw:frame draw:z-index="27" draw:name="Image 1" draw:style-name="gr1" draw:text-style-name="P1" svg:width="13.07pt" svg:height="9.95pt" svg:x="248.57pt" svg:y="435.15pt">
            <draw:image xlink:href="Pictures/10000391000001CE0000016019609AD64B5CBAE3.svg" xlink:type="simple" xlink:show="embed" xlink:actuate="onLoad">
              <text:p/>
            </draw:image>
            <draw:image xlink:href="Pictures/10000201000000120000000D06395A41B0C3EBFE.png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2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1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3" table:default-cell-style-name="ce5"/>
        <table:table-column table:style-name="co14" table:number-columns-repeated="215" table:default-cell-style-name="ce5"/>
        <table:table-column table:style-name="co14" table:number-columns-repeated="785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22" table:number-rows-spanned="3">
            <text:p>Aaron’s Master Calendar</text:p>
          </table:table-cell>
          <table:covered-table-cell table:style-name="ce10"/>
          <table:covered-table-cell table:number-columns-repeated="2" table:style-name="ce1"/>
          <table:covered-table-cell table:style-name="ce2"/>
          <table:covered-table-cell table:style-name="ce10"/>
          <table:covered-table-cell table:style-name="ce1"/>
          <table:covered-table-cell table:style-name="ce2"/>
          <table:covered-table-cell table:style-name="ce10"/>
          <table:covered-table-cell table:style-name="ce1"/>
          <table:covered-table-cell table:style-name="ce2"/>
          <table:covered-table-cell table:number-columns-repeated="11" table:style-name="ce1"/>
          <table:table-cell table:style-name="ce1"/>
          <table:table-cell table:number-columns-repeated="1000"/>
        </table:table-row>
        <table:table-row table:style-name="ro2">
          <table:table-cell table:style-name="ce1"/>
          <table:covered-table-cell table:style-name="ce1"/>
          <table:covered-table-cell table:style-name="ce11"/>
          <table:covered-table-cell table:number-columns-repeated="3" table:style-name="ce1"/>
          <table:covered-table-cell table:style-name="ce11"/>
          <table:covered-table-cell table:number-columns-repeated="2" table:style-name="ce1"/>
          <table:covered-table-cell table:style-name="ce11"/>
          <table:covered-table-cell table:number-columns-repeated="13" table:style-name="ce1"/>
          <table:table-cell table:style-name="ce1"/>
          <table:table-cell table:number-columns-repeated="1000"/>
        </table:table-row>
        <table:table-row table:style-name="ro1">
          <table:table-cell table:style-name="ce2"/>
          <table:covered-table-cell table:style-name="ce2"/>
          <table:covered-table-cell table:style-name="ce12"/>
          <table:covered-table-cell table:number-columns-repeated="3" table:style-name="ce2"/>
          <table:covered-table-cell table:style-name="ce12"/>
          <table:covered-table-cell table:number-columns-repeated="2" table:style-name="ce2"/>
          <table:covered-table-cell table:style-name="ce12"/>
          <table:covered-table-cell table:number-columns-repeated="13" table:style-name="ce2"/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 table:number-columns-spanned="3" table:number-rows-spanned="1">
            <text:p>March</text:p>
          </table:table-cell>
          <table:covered-table-cell table:style-name="ce7"/>
          <table:covered-table-cell table:style-name="ce13"/>
          <table:table-cell table:style-name="ce3" office:value-type="string" calcext:value-type="string" table:number-columns-spanned="3" table:number-rows-spanned="1">
            <text:p>April</text:p>
          </table:table-cell>
          <table:covered-table-cell table:style-name="ce7"/>
          <table:covered-table-cell table:style-name="ce13"/>
          <table:table-cell table:style-name="ce3" office:value-type="string" calcext:value-type="string" table:number-columns-spanned="3" table:number-rows-spanned="1">
            <text:p>May</text:p>
          </table:table-cell>
          <table:covered-table-cell table:style-name="ce7"/>
          <table:covered-table-cell table:style-name="ce13"/>
          <table:table-cell table:style-name="ce3" office:value-type="string" calcext:value-type="string" table:number-columns-spanned="3" table:number-rows-spanned="1">
            <text:p>June</text:p>
          </table:table-cell>
          <table:covered-table-cell table:style-name="ce7"/>
          <table:covered-table-cell table:style-name="ce13"/>
          <table:table-cell table:style-name="ce3" office:value-type="string" calcext:value-type="string" table:number-columns-spanned="6" table:number-rows-spanned="1">
            <text:p>July</text:p>
          </table:table-cell>
          <table:covered-table-cell table:number-columns-repeated="4" table:style-name="ce7"/>
          <table:covered-table-cell table:style-name="ce13"/>
          <table:table-cell table:style-name="ce3" office:value-type="string" calcext:value-type="string" table:number-columns-spanned="6" table:number-rows-spanned="1">
            <text:p>August</text:p>
          </table:table-cell>
          <table:covered-table-cell table:number-columns-repeated="4" table:style-name="ce7"/>
          <table:covered-table-cell table:style-name="ce13"/>
          <table:table-cell table:number-columns-repeated="100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</text:p>
          </table:table-cell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Start feedback rounds all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</text:p>
          </table:table-cell>
          <table:table-cell table:style-name="ce20" office:value-type="string" calcext:value-type="string">
            <text:p>EGU Poster concep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Start contributions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</text:p>
          </table:table-cell>
          <table:table-cell table:style-name="ce24" office:value-type="string" calcext:value-type="string" table:number-columns-spanned="4" table:number-rows-spanned="1">
            <text:p>Start IMPRS Application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Writing Trends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Plot deadline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T</text:p>
          </table:table-cell>
          <table:table-cell table:style-name="ce24" office:value-type="string" calcext:value-type="string" table:number-columns-spanned="4" table:number-rows-spanned="1">
            <text:p>Ask for References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FB Methods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M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M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FB Trends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Thesis Timeline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T</text:p>
          </table:table-cell>
          <table:table-cell table:style-name="ce20" office:value-type="string" calcext:value-type="string">
            <text:p>EGU Poster trial session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End feedback rounds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Find Zweitgutachter</text:p>
          </table:table-cell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F</text:p>
          </table:table-cell>
          <table:table-cell table:style-name="ce15"/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M</text:p>
          </table:table-cell>
          <table:table-cell table:style-name="ce24" office:value-type="string" calcext:value-type="string" table:number-columns-spanned="4" table:number-rows-spanned="1">
            <text:p>Get documents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W</text:p>
          </table:table-cell>
          <table:table-cell table:style-name="ce17" office:value-type="string" calcext:value-type="string">
            <text:p>ICDC abstract extended</text:p>
          </table:table-cell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S</text:p>
          </table:table-cell>
          <table:table-cell table:style-name="ce15" office:value-type="string" calcext:value-type="string">
            <text:p>Easter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Start intro,concl,abstract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</text:p>
          </table:table-cell>
          <table:table-cell table:style-name="ce24" office:value-type="string" calcext:value-type="string" table:number-columns-spanned="4" table:number-rows-spanned="1">
            <text:p>Fill Online Application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Feedback rounds results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Priority list</text:p>
          </table:table-cell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M</text:p>
          </table:table-cell>
          <table:table-cell table:style-name="ce15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M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T</text:p>
          </table:table-cell>
          <table:table-cell table:style-name="ce25" office:value-type="string" calcext:value-type="string" table:number-columns-spanned="4" table:number-rows-spanned="1">
            <text:p><text:s/>Poster printing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</text:p>
          </table:table-cell>
          <table:table-cell table:style-name="ce20" office:value-type="string" calcext:value-type="string">
            <text:p>EGU schedule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</text:p>
          </table:table-cell>
          <table:table-cell table:style-name="ce20" office:value-type="string" calcext:value-type="string">
            <text:p>EGU Poster printing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Thesis beautification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Writing Methods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FB Model Eval</text:p>
          </table:table-cell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F</text:p>
          </table:table-cell>
          <table:table-cell table:style-name="ce24" office:value-type="string" calcext:value-type="string" table:number-columns-spanned="4" table:number-rows-spanned="1">
            <text:p>Letter of Motivation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M</text:p>
          </table:table-cell>
          <table:table-cell table:style-name="ce30" office:value-type="string" calcext:value-type="string" table:number-columns-spanned="4" table:number-rows-spanned="5">
            <text:p>ICDC, Interlaken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Talk Heidelberg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W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Storyline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M</text:p>
          </table:table-cell>
          <table:table-cell table:style-name="ce21" office:value-type="string" calcext:value-type="string" table:number-columns-spanned="1" table:number-rows-spanned="5">
            <text:p>EGU, Vienna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M</text:p>
          </table:table-cell>
          <table:table-cell table:style-name="ce17" office:value-type="string" calcext:value-type="string" table:number-columns-spanned="4" table:number-rows-spanned="1">
            <text:p>ICDC Poster concept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T</text:p>
          </table:table-cell>
          <table:table-cell table:style-name="ce15"/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F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</text:p>
          </table:table-cell>
          <table:covered-table-cell table:style-name="ce14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Discussion outline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F</text:p>
          </table:table-cell>
          <table:covered-table-cell table:style-name="ce14"/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Thesis Printing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M</text:p>
          </table:table-cell>
          <table:table-cell table:style-name="ce31" office:value-type="string" calcext:value-type="string" table:number-columns-spanned="4" table:number-rows-spanned="4">
            <text:p>4ICESM, Hamburg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Structure + Plots</text:p>
          </table:table-cell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F</text:p>
          </table:table-cell>
          <table:table-cell table:style-name="ce23" office:value-type="string" calcext:value-type="string">
            <text:p>Thesis Deadline 13-14h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W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Start writing results</text:p>
          </table:table-cell>
          <table:table-cell table:style-name="ce18" table:number-columns-spanned="3" table:number-rows-spanned="1"/>
          <table:covered-table-cell table:style-name="ce19"/>
          <table:covered-table-cell table:style-name="ce22"/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Thesis all written once</text:p>
          </table:table-cell>
          <table:table-cell table:style-name="ce18" table:number-columns-spanned="3" table:number-rows-spanned="1"/>
          <table:covered-table-cell table:style-name="ce19"/>
          <table:covered-table-cell table:style-name="ce22"/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M</text:p>
          </table:table-cell>
          <table:table-cell table:style-name="ce25" office:value-type="string" calcext:value-type="string" table:number-columns-spanned="4" table:number-rows-spanned="1">
            <text:p>4ICESM Poster concept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8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32" office:value-type="string" calcext:value-type="string" table:number-columns-spanned="4" table:number-rows-spanned="1">
            <text:p>IMPRS Application DDL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/>
    <style:font-face style:name="Helvetica Light" svg:font-family="'Helvetica Light'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</number:text>
      <number:number number:decimal-places="0" loext:min-decimal-places="0" number:min-integer-digits="1" number:grouping="true"/>
    </number:number-style>
    <number:number-style style:name="N123">
      <number:text>-€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</number:text>
      <number:number number:decimal-places="2" loext:min-decimal-places="2" number:min-integer-digits="1" number:grouping="true"/>
    </number:number-style>
    <number:number-style style:name="N126">
      <number:text>-€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 style:vertical-align="top"/>
      <style:text-properties fo:color="#000000" style:font-name="Helvetica Neue" fo:font-family="'Helvetica Neue'" fo:font-size="11pt" style:font-name-asian="WenQuanYi Zen Hei" style:font-family-asian="'WenQuanYi Zen Hei'" style:font-family-generic-asian="system" style:font-pitch-asian="variable" style:font-size-asian="11pt" style:font-name-complex="Helvetica Neue" style:font-family-complex="'Helvetica Neue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28.35pt" fo:margin-left="0pt" fo:margin-right="0pt" loext:scale-to-X="1" loext:scale-to-Y="1" style:table-centering="both" style:writing-mode="lr-tb"/>
      <style:header-style>
        <style:header-footer-properties fo:min-height="21.26pt" fo:margin-left="53.86pt" fo:margin-right="53.86pt" fo:margin-bottom="0pt"/>
      </style:header-style>
      <style:footer-style>
        <style:header-footer-properties svg:height="0pt" fo:margin-left="53.86pt" fo:margin-right="53.8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6:27:00.262878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7_20_Calendar_20_-_20_Tableau" style:display-name="PageStyle_2017 Calendar - Tableau" style:page-layout-name="Mpm3">
      <style:header style:display="false"/>
      <style:header-left style:display="false"/>
      <style:footer>
        <style:region-right>
          <text:p><text:span text:style-name="MT1">http://icalendar.cc/</text:span></text:p>
        </style:region-right>
      </style:footer>
      <style:footer-left style:display="false">
        <style:region-right>
          <text:p><text:span text:style-name="MT1">http://icalendar.cc/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03:08.487000000</meta:creation-date>
    <dc:date>2017-06-26T16:28:03.630876827</dc:date>
    <meta:editing-duration>P25DT11H55M55S</meta:editing-duration>
    <meta:editing-cycles>24</meta:editing-cycles>
    <meta:generator>LibreOffice/5.1.5.2$Linux_X86_64 LibreOffice_project/7a864d8825610a8c07cfc3bc01dd4fce6a9447e5</meta:generator>
    <meta:print-date>2017-03-10T15:27:25.443887361</meta:print-date>
    <meta:document-statistic meta:table-count="1" meta:cell-count="418" meta:object-count="28"/>
  </office:meta>
</office:document-meta>
</file>